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ileNameParser.extractRootPrefix( final String uri , final StringBuffer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eNameParser.createFileName( String scheme , final String rootFile , final String 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